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22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2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7368" calcext:value-type="float">
            <text:p>0.2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1064" calcext:value-type="float">
            <text:p>0.1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9-0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5-07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4-02-28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3-11-29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3-08-09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3-06-0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3-05-31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2-11-1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2-09-0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2-09-0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2-03-23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1-08-0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0-12-0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20-01-22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19-07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19-04-2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18-12-12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18-10-0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18-08-08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18-06-1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18-02-06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17-11-1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0688" calcext:value-type="float">
            <text:p>-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17-11-1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17-07-12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17-05-2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17-03-28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17-01-19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16-11-22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16-11-01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2016-09-2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92-10-15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92-07-1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92-05-1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92-01-0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91-12-1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91-11-08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91-08-16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91-07-1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91-06-0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90-08-24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90-07-20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90-06-1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90-05-19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90-04-2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90-03-1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9-12-19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9-09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9-06-29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9-03-0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9-01-0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8-11-03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8-08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8-06-02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8-03-2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8-01-2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7-10-0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7-06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7-06-1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7-01-2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6-07-0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6-05-01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6-02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5-12-1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5-09-19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5-07-1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5-05-3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5-03-2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5-01-24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4-11-1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4-10-03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4-08-2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4-07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4-06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4-05-1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4-04-0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4-02-29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4-01-2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3-11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3-10-27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3-09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3-08-2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3-07-31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3-06-3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3-05-19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3-03-2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3-02-23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3-01-2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2-12-09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2-10-26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044064454900</text:p>
          </table:table-cell>
          <table:table-cell office:value-type="string" calcext:value-type="string">
            <text:p>SUSANNABERG DPW 3 WELL, ST. JOHN, USVI</text:p>
          </table:table-cell>
          <table:table-cell office:value-type="string" calcext:value-type="string">
            <text:p>1982-09-0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16" meta:object-count="0"/>
    <meta:user-defined meta:name="AppVersion">3.0</meta:user-defined>
  </office:meta>
</office:document-meta>
</file>